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05a3a"/>
    </style:style>
    <style:style style:name="P2" style:family="paragraph" style:parent-style-name="Standard">
      <style:text-properties officeooo:paragraph-rsid="00114a90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05a3a" style:font-weight-asian="bold" style:font-weight-complex="bold"/>
    </style:style>
    <style:style style:name="P4" style:family="paragraph" style:parent-style-name="Standard" style:list-style-name="L2">
      <style:text-properties officeooo:paragraph-rsid="00114a90"/>
    </style:style>
    <style:style style:name="P5" style:family="paragraph" style:parent-style-name="Standard" style:list-style-name="L3">
      <style:text-properties officeooo:paragraph-rsid="00114a90"/>
    </style:style>
    <style:style style:name="P6" style:family="paragraph" style:parent-style-name="Standard">
      <style:text-properties officeooo:paragraph-rsid="00127a45"/>
    </style:style>
    <style:style style:name="P7" style:family="paragraph" style:parent-style-name="Standard">
      <style:text-properties officeooo:paragraph-rsid="0013e01b"/>
    </style:style>
    <style:style style:name="T1" style:family="text">
      <style:text-properties officeooo:rsid="0055ef81" fo:background-color="transparent"/>
    </style:style>
    <style:style style:name="T2" style:family="text">
      <style:text-properties officeooo:rsid="005687f5" fo:background-color="transparent"/>
    </style:style>
    <style:style style:name="T3" style:family="text">
      <style:text-properties officeooo:rsid="00114a90" fo:background-color="transparent"/>
    </style:style>
    <style:style style:name="T4" style:family="text">
      <style:text-properties officeooo:rsid="00127a45" fo:background-color="transparent"/>
    </style:style>
    <style:style style:name="T5" style:family="text">
      <style:text-properties officeooo:rsid="0013e01b" fo:background-color="transparen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umping lemma </text:span><text:span text:style-name="T2">for regular languages</text:span></text:p>
      <text:p text:style-name="P1"><text:span text:style-name="T2"/></text:p>
      <text:p text:style-name="P2"><text:span text:style-name="T3">Languages that I know which can be proven to be irregular</text:span></text:p>
      <text:list xml:id="list5579610613455065064" text:style-name="L2">
        <text:list-item>
          <text:p text:style-name="P4"><text:span text:style-name="T3"><draw:frame draw:style-name="fr1" draw:name="Object1" text:anchor-type="as-char" svg:y="-0.437cm" svg:width="0.953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4"><text:span text:style-name="T3"><draw:frame draw:style-name="fr1" draw:name="Object2" text:anchor-type="as-char" svg:y="-0.473cm" svg:width="0.644cm" svg:height="0.564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4"><text:span text:style-name="T3"><draw:frame draw:style-name="fr1" draw:name="Object3" text:anchor-type="as-char" svg:y="-0.473cm" svg:width="0.64cm" svg:height="0.56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4"><text:span text:style-name="T3">Palindromes</text:span></text:p>
        </text:list-item>
        <text:list-item>
          <text:p text:style-name="P4"><text:span text:style-name="T3"><draw:frame draw:style-name="fr1" draw:name="Object4" text:anchor-type="as-char" svg:y="-0.437cm" svg:width="1.027cm" svg:height="0.459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</text:list>
      <text:p text:style-name="P2"><text:span text:style-name="T3"/></text:p>
      <text:p text:style-name="P2"><text:span text:style-name="T3">If L is regular,</text:span><text:span text:style-name="T3"><draw:frame draw:style-name="fr1" draw:name="Object8" text:anchor-type="as-char" svg:y="-0.377cm" svg:width="1.125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whose length is atleast the pumping length generates</text:span><text:span text:style-name="T3"><draw:frame draw:style-name="fr1" draw:name="Object9" text:anchor-type="as-char" svg:y="-0.377cm" svg:width="1.011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when pumped</text:span></text:p>
      <text:list xml:id="list8967762342798246913" text:style-name="L3">
        <text:list-item>
          <text:p text:style-name="P5"><text:span text:style-name="T3">The mid part of w chosen for pumping cannot be</text:span><text:span text:style-name="T3"><draw:frame draw:style-name="fr1" draw:name="Object7" text:anchor-type="as-char" svg:y="-0.377cm" svg:width="1.877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  <text:p text:style-name="P5"><text:span text:style-name="T3">Obviously, as pumping w would only give w and the pumping lemma would be trivially true.</text:span></text:p>
        </text:list-item>
        <text:list-item>
          <text:p text:style-name="P5"><text:span text:style-name="T3">Also x and y must be chosen such that </text:span><text:span text:style-name="T3"><draw:frame draw:style-name="fr1" draw:name="Object5" text:anchor-type="as-char" svg:y="-0.377cm" svg:width="1.448cm" svg:height="0.471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  <text:p text:style-name="P5"><text:span text:style-name="T3">Now no matter how w is split, if </text:span><text:span text:style-name="T3"><draw:frame draw:style-name="fr1" draw:name="Object6" text:anchor-type="as-char" svg:y="-0.377cm" svg:width="1.125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, it generates s in L when pumped.</text:span></text:p>
        </text:list-item>
      </text:list>
      <text:p text:style-name="P2"><text:span text:style-name="T3"/></text:p>
      <text:p text:style-name="P6"><text:span text:style-name="T4">Statement: Regular language → pumping lemma is true and so is the contrapositive</text:span></text:p>
      <text:p text:style-name="P6"><text:span text:style-name="T4">Converse: Pumping lemma → Regular language is false and so is the contrapositive</text:span></text:p>
      <text:p text:style-name="P6"><text:span text:style-name="T4"/></text:p>
      <text:p text:style-name="P7"><text:span text:style-name="T5">Regular languages are caled regular becasuse you can pump them out at regular intervals and find that they are closed. That is they are closed under “Pumping at regular languages”</text:span></text:p>
      <text:p text:style-name="P7"><text:span text:style-name="T5"/></text:p>
      <text:p text:style-name="P7"><text:span text:style-name="T5">Anything that grows faster than linear is not regular</text:span></text:p>
      <text:p text:style-name="P7"><text:span text:style-name="T5"/></text:p>
      <text:p text:style-name="P7"><text:span text:style-name="T5">The pumping length is longer than the number of states in the automata i.e., long enough to loop</text:span></text:p>
      <text:p text:style-name="P7"><text:span text:style-name="T5"/></text:p>
      <text:p text:style-name="P7"><text:span text:style-name="T5">Intuitively a Fsm cannot process strings that need counting. Example : Equal number of 's and 0's</text:span></text:p>
      <text:p text:style-name="P7"><text:span text:style-name="T5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1T15:16:04.77</meta:creation-date>
    <dc:date>2013-03-31T15:30:17.78</dc:date>
    <meta:editing-duration>PT13M51S</meta:editing-duration>
    <meta:editing-cycles>4</meta:editing-cycles>
    <meta:generator>LibreOffice/4.0.1.2$Windows_x86 LibreOffice_project/84102822e3d61eb989ddd325abf1ac077904985</meta:generator>
    <meta:document-statistic meta:table-count="0" meta:image-count="0" meta:object-count="9" meta:page-count="1" meta:paragraph-count="18" meta:word-count="189" meta:character-count="1015" meta:non-whitespace-character-count="848"/>
  </office:meta>
</office:document-meta>
</file>

<file path=Object 1/content.xml><?xml version="1.0" encoding="utf-8"?>
<math xmlns="http://www.w3.org/1998/Math/MathML">
  <semantics>
    <mrow>
      <msup>
        <mn>0</mn>
        <mi>n</mi>
      </msup>
      <msup>
        <mn>1</mn>
        <mi>n</mi>
      </msup>
    </mrow>
    <annotation encoding="StarMath 5.0">0^n 1^n</annotation>
  </semantics>
</math>
</file>

<file path=Object 2/content.xml><?xml version="1.0" encoding="utf-8"?>
<math xmlns="http://www.w3.org/1998/Math/MathML">
  <semantics>
    <mrow>
      <msup>
        <mn>0</mn>
        <mrow>
          <msup>
            <mi>n</mi>
            <mn>2</mn>
          </msup>
        </mrow>
      </msup>
    </mrow>
    <annotation encoding="StarMath 5.0">0^{n^2}</annotation>
  </semantics>
</math>
</file>

<file path=Object 3/content.xml><?xml version="1.0" encoding="utf-8"?>
<math xmlns="http://www.w3.org/1998/Math/MathML">
  <semantics>
    <mrow>
      <msup>
        <mn>0</mn>
        <mrow>
          <msup>
            <mn>2</mn>
            <mi>n</mi>
          </msup>
        </mrow>
      </msup>
    </mrow>
    <annotation encoding="StarMath 5.0">0^{2^n}</annotation>
  </semantics>
</math>
</file>

<file path=Object 4/content.xml><?xml version="1.0" encoding="utf-8"?>
<math xmlns="http://www.w3.org/1998/Math/MathML">
  <semantics>
    <mrow>
      <msup>
        <mo stretchy="false">Σ</mo>
        <mtext>*</mtext>
      </msup>
      <msup>
        <mo stretchy="false">Σ</mo>
        <mtext>*</mtext>
      </msup>
    </mrow>
    <annotation encoding="StarMath 5.0">%SIGMA^"*" %SIGMA^"*"</annotation>
  </semantics>
</math>
</file>

<file path=Object 5/content.xml><?xml version="1.0" encoding="utf-8"?>
<math xmlns="http://www.w3.org/1998/Math/MathML">
  <semantics>
    <mrow>
      <mrow>
        <mfenced open="∣" close="∣">
          <mi mathvariant="italic">xy</mi>
        </mfenced>
        <mo stretchy="false">≤</mo>
        <mi>p</mi>
      </mrow>
    </mrow>
    <annotation encoding="StarMath 5.0">abs xy le p</annotation>
  </semantics>
</math>
</file>

<file path=Object 6/content.xml><?xml version="1.0" encoding="utf-8"?>
<math xmlns="http://www.w3.org/1998/Math/MathML">
  <semantics>
    <mrow>
      <mrow>
        <mi>w</mi>
        <mo stretchy="false">∈</mo>
        <mi>L</mi>
      </mrow>
    </mrow>
    <annotation encoding="StarMath 5.0">w in L</annotation>
  </semantics>
</math>
</file>

<file path=Object 7/content.xml><?xml version="1.0" encoding="utf-8"?>
<math xmlns="http://www.w3.org/1998/Math/MathML">
  <semantics>
    <mrow>
      <mo stretchy="false">%</mo>
    </mrow>
    <annotation encoding="StarMath 5.0"> %epsilon. </annotation>
  </semantics>
</math>
</file>

<file path=Object 8/content.xml><?xml version="1.0" encoding="utf-8"?>
<math xmlns="http://www.w3.org/1998/Math/MathML">
  <semantics>
    <mrow>
      <mrow>
        <mi>w</mi>
        <mo stretchy="false">∈</mo>
        <mi>L</mi>
      </mrow>
    </mrow>
    <annotation encoding="StarMath 5.0"> w in L </annotation>
  </semantics>
</math>
</file>

<file path=Object 9/content.xml><?xml version="1.0" encoding="utf-8"?>
<math xmlns="http://www.w3.org/1998/Math/MathML">
  <semantics>
    <mrow>
      <mrow>
        <mi>s</mi>
        <mo stretchy="false">∈</mo>
        <mi>L</mi>
      </mrow>
    </mrow>
    <annotation encoding="StarMath 5.0"> s in L </annotation>
  </semantics>
</math>
</file>